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6.5cm" svg:x="2.299cm" svg:y="7.6cm">
          <text:p text:style-name="P1">Watch time </text:p>
          <text:p text:style-name="P1">– Position</text:p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3.9cm" svg:height="3.4cm" svg:x="2cm" svg:y="1.9cm">
          <text:p text:style-name="P1">Watch ti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9cm" svg:height="1.201cm" svg:x="2.3cm" svg:y="12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3.9cm" svg:height="3.4cm" svg:x="6.9cm" svg:y="1.8cm">
          <text:p text:style-name="P1">Positio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3.9cm" svg:y1="5.4cm" svg:x2="4.3cm" svg:y2="7.7cm">
          <text:p/>
        </draw:line>
        <draw:line draw:style-name="gr3" draw:text-style-name="P1" draw:layer="layout" svg:x1="8.9cm" svg:y1="5.3cm" svg:x2="4.3cm" svg:y2="7.6cm">
          <text:p/>
        </draw:line>
        <draw:custom-shape draw:style-name="gr2" draw:text-style-name="P1" draw:layer="layout" svg:width="8.5cm" svg:height="2.4cm" svg:x="2.4cm" svg:y="17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599cm" svg:height="2.4cm" svg:x="2.401cm" svg:y="17.701cm">
          <text:p text:style-name="P1"><text:s text:c="4"/>Databas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4.2cm" svg:y1="14.2cm" svg:x2="3.8cm" svg:y2="1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05:23.266000000</meta:creation-date>
    <dc:date>2014-10-01T15:12:15.236000000</dc:date>
    <meta:editing-duration>P0D</meta:editing-duration>
    <meta:editing-cycles>1</meta:editing-cycles>
    <meta:generator>LibreOffice/4.2.5.2$Windows_x86 LibreOffice_project/61cb170a04bb1f12e77c884eab9192be736ec5f5</meta:generator>
    <meta:document-statistic meta:object-count="9"/>
  </office:meta>
</office:document-meta>
</file>